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heckboxesTagTests.on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yLowerCaseEditor.setAsText( String 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eckboxesTagTests.createTest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CheckboxesTagTests.dynamicTypeAttrib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heckboxesTagTests.collectionOfPe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8">
            <text:p text:style-name="Table_20_Contents">58</text:p>
          </table:table-cell>
        </table:table-row>
        <table:table-row>
          <table:table-cell office:value-type="string">
            <text:p text:style-name="Table_20_Contents">CheckboxesTagTests.parse( String text ,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eckboxesTagTests.print( String object ,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eckboxesTagTests.createTagWri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eckboxesTagTests.collectionOfItemPe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2">
            <text:p text:style-name="Table_20_Contents">42</text:p>
          </table:table-cell>
        </table:table-row>
        <table:table-row>
          <table:table-cell office:value-type="string">
            <text:p text:style-name="Table_20_Contents">CheckboxesTagTests.withMultiValue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CheckboxesTagTests.withNull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heckboxesTagTests.withMultiValueWithFormat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5">
            <text:p text:style-name="Table_20_Contents">45</text:p>
          </table:table-cell>
        </table:table-row>
        <table:table-row>
          <table:table-cell office:value-type="string">
            <text:p text:style-name="Table_20_Contents">CheckboxesTagTests.spanElementCustomiz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MyStringTrimmerEditor.MyStringTrimmerEdi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eckboxesTagTests.withPetItems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9">
            <text:p text:style-name="Table_20_Contents">39</text:p>
          </table:table-cell>
        </table:table-row>
        <table:table-row>
          <table:table-cell office:value-type="string">
            <text:p text:style-name="Table_20_Contents">CheckboxesTagTests.get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yStringTrimmerEditor.setAsText( String 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heckboxesTagTests.hiddenElementOmittedOnDisab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CheckboxesTagTests.withMultiValue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CheckboxesTagTests.withMultiValueWithReverseEdi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CheckboxesTagTests.withMultiValueArrayWithDelimi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1">
            <text:p text:style-name="Table_20_Contents">41</text:p>
          </table:table-cell>
        </table:table-row>
        <table:table-row>
          <table:table-cell office:value-type="string">
            <text:p text:style-name="Table_20_Contents">MyLowerCaseEditor.getAs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eckboxesTagTests.withMultiValueArrayAndDynamic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4">
            <text:p text:style-name="Table_20_Contents">44</text:p>
          </table:table-cell>
        </table:table-row>
        <table:table-row>
          <table:table-cell office:value-type="string">
            <text:p text:style-name="Table_20_Contents">CheckboxesTagTests.withMultiValueMapWithDelimi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0">
            <text:p text:style-name="Table_20_Contents">40</text:p>
          </table:table-cell>
        </table:table-row>
        <table:table-row>
          <table:table-cell office:value-type="string">
            <text:p text:style-name="Table_20_Contents">CheckboxesTagTests.withMultiValueWithEdi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CheckboxesTagTests.collectionOfPetsWithEdi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62">
            <text:p text:style-name="Table_20_Contents">6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